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0e1" officeooo:paragraph-rsid="00040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altsverzeichnis<text:line-break/><text:line-break/>Eigenständigkeitserklärung</text:p>
      <text:p text:style-name="P1"/>
      <text:p text:style-name="P1">Einleitung</text:p>
      <text:p text:style-name="P1"/>
      <text:p text:style-name="P1">Vergleichbare Systeme</text:p>
      <text:p text:style-name="P1"/>
      <text:p text:style-name="P1">Grundkonzept</text:p>
      <text:p text:style-name="P1"/>
      <text:p text:style-name="P1">Verwedendungszwecke</text:p>
      <text:p text:style-name="P1"/>
      <text:p text:style-name="P1">Vorgehensweise</text:p>
      <text:p text:style-name="P1"/>
      <text:p text:style-name="P1">Programmierung</text:p>
      <text:p text:style-name="P1">- Visueller Charakter Creator</text:p>
      <text:p text:style-name="P1">- Eigenschaften Charakter Creator</text:p>
      <text:p text:style-name="P1">- Verbindung zum Dialogsystem</text:p>
      <text:p text:style-name="P1">- Dialogsystem</text:p>
      <text:p text:style-name="P1"/>
      <text:p text:style-name="P1">Prototyp</text:p>
      <text:p text:style-name="P1">- Visualisierungen</text:p>
      <text:p text:style-name="P1">- Storykonzeption</text:p>
      <text:p text:style-name="P1">- Einfluss des Charakter Creators</text:p>
      <text:p text:style-name="P1"/>
      <text:p text:style-name="P1">Erweiterungs- und Verbesserungsmöglichkeiten</text:p>
      <text:p text:style-name="P1"/>
      <text:p text:style-name="P1">Schlusswort</text:p>
      <text:p text:style-name="P1"/>
      <text:p text:style-name="P1">Quellen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01:26:15.202000000</meta:creation-date>
    <dc:date>2024-11-07T01:40:24.925000000</dc:date>
    <meta:editing-duration>PT14M10S</meta:editing-duration>
    <meta:editing-cycles>1</meta:editing-cycles>
    <meta:document-statistic meta:table-count="0" meta:image-count="0" meta:object-count="0" meta:page-count="1" meta:paragraph-count="19" meta:word-count="38" meta:character-count="380" meta:non-whitespace-character-count="358"/>
    <meta:generator>LibreOffice/7.4.2.3$Windows_X86_64 LibreOffice_project/382eef1f22670f7f4118c8c2dd222ec7ad009daf</meta:generator>
  </office:meta>
</office:document-meta>
</file>